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1E5349F75C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73cb3" draw:opacity="44%" draw:textarea-horizontal-align="justify" draw:textarea-vertical-align="middle" draw:auto-grow-height="false" fo:min-height="1.783cm" fo:min-width="9.025cm" loext:decorative="false"/>
    </style:style>
    <style:style style:name="gr2" style:family="graphic" style:parent-style-name="standard">
      <style:graphic-properties draw:fill="solid" draw:fill-color="#e6e905" draw:textarea-horizontal-align="justify" draw:textarea-vertical-align="middle" draw:auto-grow-height="false" fo:min-height="7.688cm" fo:min-width="0.313cm" loext:decorative="false"/>
    </style:style>
    <style:style style:name="gr3" style:family="graphic" style:parent-style-name="standard">
      <style:graphic-properties draw:fill="hatch" draw:fill-hatch-name="Green_20_30_20_Degrees" draw:textarea-horizontal-align="justify" draw:textarea-vertical-align="middle" draw:auto-grow-height="false" fo:min-height="14.99cm" fo:min-width="0.084cm" loext:decorative="false"/>
    </style:style>
    <style:style style:name="gr4" style:family="graphic" style:parent-style-name="standard">
      <style:graphic-properties draw:fill="hatch" draw:fill-hatch-name="Green_20_30_20_Degrees" draw:textarea-horizontal-align="justify" draw:textarea-vertical-align="middle" draw:auto-grow-height="false" fo:min-height="14.99cm" fo:min-width="0.059cm" loext:decorative="false"/>
    </style:style>
    <style:style style:name="gr5" style:family="graphic" style:parent-style-name="standard">
      <style:graphic-properties draw:fill="hatch" draw:fill-hatch-name="Green_20_30_20_Degrees" draw:textarea-horizontal-align="justify" draw:textarea-vertical-align="middle" draw:auto-grow-height="false" fo:min-height="13.978cm" fo:min-width="0.071cm" loext:decorative="false"/>
    </style:style>
    <style:style style:name="gr6" style:family="graphic" style:parent-style-name="standard">
      <style:graphic-properties draw:fill="hatch" draw:fill-hatch-name="Green_20_30_20_Degrees" draw:textarea-horizontal-align="justify" draw:textarea-vertical-align="middle" draw:auto-grow-height="false" fo:min-height="13.571cm" fo:min-width="0.071cm" loext:decorative="false"/>
    </style:style>
    <style:style style:name="gr7" style:family="graphic" style:parent-style-name="standard">
      <style:graphic-properties draw:fill="hatch" draw:fill-hatch-name="Green_20_30_20_Degrees" draw:textarea-horizontal-align="justify" draw:textarea-vertical-align="middle" draw:auto-grow-height="false" fo:min-height="3.002cm" fo:min-width="0.071cm" loext:decorative="false"/>
    </style:style>
    <style:style style:name="gr8" style:family="graphic" style:parent-style-name="standard">
      <style:graphic-properties draw:fill-color="#273cb3" draw:textarea-horizontal-align="justify" draw:textarea-vertical-align="middle" draw:auto-grow-height="false" fo:min-height="0.584cm" fo:min-width="0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 style:list-style-name="L2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0.799cm" fo:min-width="0.436cm" fo:padding-top="0.175cm" fo:padding-bottom="0.175cm" fo:padding-left="0.3cm" fo:padding-right="0.3cm" fo:wrap-option="wrap" draw:shadow="hidden" draw:shadow-offset-x="0.071cm" draw:shadow-offset-y="0.071cm" draw:shadow-color="#dee6ef" loext:decorative="false"/>
    </style:style>
    <style:style style:name="gr1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134cm" fo:min-width="0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1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13" style:family="graphic" style:parent-style-name="standard" style:list-style-name="L2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0.799cm" fo:min-width="0.436cm" fo:padding-top="0.175cm" fo:padding-bottom="0.175cm" fo:padding-left="0.3cm" fo:padding-right="0.3cm" fo:wrap-option="wrap" draw:shadow="hidden" draw:shadow-offset-x="0.071cm" draw:shadow-offset-y="-0.071cm" draw:shadow-color="#dee6ef" loext:decorative="false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37cm" fo:min-width="0.50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9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27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63cm" fo:min-width="0.541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2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37cm" fo:min-width="0.503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9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27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81cm" svg:stroke-color="#5eb91e" draw:marker-start="" draw:marker-start-width="0.322cm" draw:marker-start-center="false" draw:marker-end="" draw:marker-end-width="0.322cm" draw:marker-end-center="false" draw:fill="solid" draw:fill-color="#e8f2a1" draw:textarea-horizontal-align="justify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draw:stroke-dash="Dashed_20__28_var_29__20_4" svg:stroke-width="0.081cm" svg:stroke-color="#5eb91e" draw:marker-start="" draw:marker-start-width="0.322cm" draw:marker-start-center="false" draw:marker-end="" draw:marker-end-width="0.322cm" draw:marker-end-center="false" draw:fill="solid" draw:fill-color="#e8f2a1" draw:opacity="100%" draw:textarea-horizontal-align="justify" draw:textarea-vertical-align="middle" draw:auto-grow-height="false" fo:min-height="0cm" fo:min-width="0cm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81cm" svg:stroke-color="#ed4c05" draw:marker-start="" draw:marker-start-width="0.322cm" draw:marker-start-center="false" draw:marker-end="" draw:marker-end-width="0.322cm" draw:marker-end-center="false" draw:fill="solid" draw:fill-color="#ffaa95" draw:textarea-horizontal-align="justify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draw:stroke-dash="Dashed_20__28_var_29__20_4" svg:stroke-width="0.081cm" svg:stroke-color="#ed4c05" draw:marker-start="" draw:marker-start-width="0.322cm" draw:marker-start-center="false" draw:marker-end="" draw:marker-end-width="0.322cm" draw:marker-end-center="false" draw:fill="solid" draw:fill-color="#ffaa95" draw:opacity="100%" draw:textarea-horizontal-align="justify" draw:textarea-vertical-align="middle" draw:auto-grow-height="false" fo:min-height="0cm" fo:min-width="0cm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81cm" svg:stroke-color="#ea7500" draw:marker-start="" draw:marker-start-width="0.322cm" draw:marker-start-center="false" draw:marker-end="" draw:marker-end-width="0.322cm" draw:marker-end-center="false" draw:fill="solid" draw:fill-color="#ffb66c" draw:textarea-horizontal-align="justify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81cm" svg:stroke-color="#e8a202" draw:marker-start="" draw:marker-start-width="0.322cm" draw:marker-start-center="false" draw:marker-end="" draw:marker-end-width="0.322cm" draw:marker-end-center="false" draw:fill="solid" draw:fill-color="#ffe994" draw:textarea-horizontal-align="justify" draw:textarea-vertical-align="middle" draw:auto-grow-height="false" fo:min-height="0.342cm" fo:min-width="0.243cm" fo:padding-top="0.166cm" fo:padding-bottom="0.166cm" fo:padding-left="0.291cm" fo:padding-right="0.29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ed_20__28_var_29__20_4" svg:stroke-width="0.081cm" svg:stroke-color="#ea7500" draw:marker-start="" draw:marker-start-width="0.322cm" draw:marker-start-center="false" draw:marker-end="" draw:marker-end-width="0.322cm" draw:marker-end-center="false" draw:fill="solid" draw:fill-color="#ffb66c" draw:opacity="100%" draw:textarea-horizontal-align="justify" draw:textarea-vertical-align="middle" draw:auto-grow-height="false" fo:min-height="0cm" fo:min-width="0cm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6" style:family="graphic" style:parent-style-name="standard">
      <style:graphic-properties draw:stroke="solid" draw:stroke-dash="Dashed_20__28_var_29__20_4" svg:stroke-width="0.2cm" svg:stroke-color="#00a933" draw:marker-start="" draw:marker-start-width="0.5cm" draw:marker-start-center="false" draw:marker-end="" draw:marker-end-width="0.5cm" draw:marker-end-center="false" svg:stroke-opacity="100%" draw:stroke-linejoin="round" svg:stroke-linecap="round" draw:fill="bitmap" draw:fill-color="#729fcf" draw:secondary-fill-color="#729fcf" draw:gradient-step-count="0" draw:fill-hatch-solid="false" loext:fill-use-slide-background="false" draw:fill-image-name="Lawn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7" style:family="graphic" style:parent-style-name="standard">
      <style:graphic-properties draw:stroke="solid" draw:stroke-dash="Dashed_20__28_var_29__20_4" svg:stroke-width="0.2cm" svg:stroke-color="#00a933" draw:marker-start="" draw:marker-start-width="0.5cm" draw:marker-start-center="false" draw:marker-end="" draw:marker-end-width="0.5cm" draw:marker-end-center="false" svg:stroke-opacity="100%" draw:stroke-linejoin="round" svg:stroke-linecap="round" draw:fill="bitmap" draw:fill-color="#729fcf" draw:secondary-fill-color="#729fcf" draw:gradient-step-count="0" draw:fill-hatch-solid="false" draw:fill-image-name="Lawn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flat" dr3d:normals-direction="inverse" dr3d:texture-filter="enabled" dr3d:diffuse-color="#00b8ff" dr3d:emissive-color="#000000" dr3d:specular-color="#ffffff" dr3d:shininess="15%" dr3d:shadow="hidden" loext:decorative="false"/>
    </style:style>
    <style:style style:name="gr38" style:family="graphic" style:parent-style-name="standard">
      <style:graphic-properties draw:auto-grow-height="false" fo:min-height="0.154cm" fo:min-width="0.223cm" fo:wrap-option="wrap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068cm" fo:min-width="0.72cm" draw:shadow="hidden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1.02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068cm" loext:decorative="false"/>
      <style:paragraph-properties style:writing-mode="lr-tb"/>
    </style:style>
    <style:style style:name="P1" style:family="paragraph">
      <loext:graphic-properties draw:fill="solid" draw:fill-color="#273cb3" draw:opacity="44%"/>
      <style:paragraph-properties fo:text-align="center"/>
    </style:style>
    <style:style style:name="P2" style:family="paragraph">
      <loext:graphic-properties draw:fill="solid" draw:fill-color="#e6e905"/>
      <style:paragraph-properties fo:text-align="center"/>
    </style:style>
    <style:style style:name="P3" style:family="paragraph">
      <loext:graphic-properties draw:fill="hatch" draw:fill-hatch-name="Green_20_30_20_Degrees"/>
      <style:paragraph-properties fo:text-align="center"/>
    </style:style>
    <style:style style:name="P4" style:family="paragraph">
      <loext:graphic-properties draw:fill-color="#273cb3"/>
      <style:paragraph-properties fo:text-align="center"/>
    </style:style>
    <style:style style:name="P5" style:family="paragraph">
      <loext:graphic-properties draw:fill="solid" draw:fill-color="#b4c7dc" draw:opacity="100%" draw:opacity-name="Transparency_20_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8f2a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aa95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1pt 1pt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1pt 1pt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b66c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US" fo:font-style="normal" fo:text-shadow="1pt 1pt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2.033cm" draw:transform="rotate (1.5707963267949) translate (19.534cm 12.74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13cm" svg:height="7.938cm" svg:x="1.648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84cm" svg:height="15.24cm" svg:x="1.077cm" svg:y="1.0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59cm" svg:height="15.24cm" svg:x="21.56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71cm" svg:height="14.228cm" draw:transform="rotate (1.5707963267949) translate (7.339cm 1.63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71cm" svg:height="13.821cm" draw:transform="rotate (1.5707963267949) translate (7.746cm 16.2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1cm" svg:height="3.252cm" draw:transform="rotate (1.5707963267949) translate (1.648cm 1.63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71cm" svg:height="3.252cm" draw:transform="rotate (1.5707963267949) translate (1.648cm 16.2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13cm" svg:height="0.953cm" svg:x="5.713cm" svg:y="0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13cm" svg:height="0.953cm" svg:x="5.878cm" svg:y="14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Avatar" draw:style-name="gr9">
          <draw:custom-shape draw:style-name="gr10" draw:text-style-name="P5" draw:layer="layout" svg:width="1.464cm" svg:height="1.625cm" svg:x="4.249cm" svg:y="5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488cm" svg:height="0.542cm" svg:x="4.719cm" svg:y="5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6" draw:layer="layout" svg:width="1.11cm" svg:height="0.759cm" svg:x="4.408cm" svg:y="6.254cm" svg:viewBox="0 0 1111 760" svg:d="M27 406c54-123 131-226 223-297 93-72 198-109 306-109 106 0 212 37 305 109 92 71 169 174 223 297 10 23 19 47 27 71-53 69-117 128-189 174-111 71-238 109-366 109s-255-38-366-109c-72-46-136-105-190-175 8-24 17-47 27-70z">
            <text:p/>
          </draw:path>
          <draw:custom-shape draw:style-name="gr13" draw:text-style-name="P7" draw:layer="layout" svg:width="1.464cm" svg:height="1.625cm" svg:x="4.231cm" svg:y="5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9">
          <draw:custom-shape draw:style-name="gr14" draw:text-style-name="P8" draw:layer="layout" svg:width="1.055cm" svg:height="0.739cm" draw:transform="skewX (-0.00279252680319093) rotate (1.55473929767655) translate (20.566cm 8.49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rect draw:style-name="gr15" draw:text-style-name="P9" draw:layer="layout" svg:width="0.843cm" svg:height="0.527cm" draw:transform="skewX (0.00383972435438753) rotate (-1.55421569890095) translate (21.201cm 7.551cm)">
            <text:p/>
          </draw:rect>
          <draw:custom-shape draw:style-name="gr16" draw:text-style-name="P8" draw:layer="layout" svg:width="1.266cm" svg:height="0.317cm" draw:transform="rotate (-1.55491383060175) translate (20.564cm 7.348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10" draw:layer="layout" svg:width="0.211cm" svg:height="0.055cm" draw:transform="rotate (-1.55177223794816) translate (20.36cm 7.88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8" draw:layer="layout" svg:width="1.056cm" svg:height="0.161cm" draw:transform="rotate (-1.55473929767655) translate (20.516cm 7.455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9">
          <draw:custom-shape draw:style-name="gr19" draw:text-style-name="P8" draw:layer="layout" svg:width="1.093cm" svg:height="0.765cm" draw:transform="skewX (-0.00261799387799149) rotate (1.55439023182615) translate (20.538cm 11.03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rect draw:style-name="gr20" draw:text-style-name="P9" draw:layer="layout" svg:width="0.874cm" svg:height="0.546cm" draw:transform="skewX (0.00174532925199433) rotate (-1.55369210012535) translate (21.197cm 10.052cm)">
            <text:p/>
          </draw:rect>
          <draw:custom-shape draw:style-name="gr21" draw:text-style-name="P8" draw:layer="layout" svg:width="1.312cm" svg:height="0.328cm" draw:transform="rotate (-1.55473929767655) translate (20.536cm 9.842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10" draw:layer="layout" svg:width="0.219cm" svg:height="0.057cm" draw:transform="rotate (-1.55247036964896) translate (20.326cm 10.39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8" draw:layer="layout" svg:width="1.094cm" svg:height="0.166cm" draw:transform="rotate (-1.55439023182615) translate (20.486cm 9.951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2" draw:style-name="gr9">
          <draw:custom-shape draw:style-name="gr24" draw:text-style-name="P8" draw:layer="layout" svg:width="1.055cm" svg:height="0.739cm" draw:transform="skewX (-0.00279252680319093) rotate (1.55473929767655) translate (20.566cm 5.64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rect draw:style-name="gr25" draw:text-style-name="P9" draw:layer="layout" svg:width="0.843cm" svg:height="0.527cm" draw:transform="skewX (0.00383972435438753) rotate (-1.55421569890095) translate (21.201cm 4.693cm)">
            <text:p/>
          </draw:rect>
          <draw:custom-shape draw:style-name="gr26" draw:text-style-name="P8" draw:layer="layout" svg:width="1.266cm" svg:height="0.317cm" draw:transform="rotate (-1.55491383060175) translate (20.564cm 4.49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10" draw:layer="layout" svg:width="0.211cm" svg:height="0.055cm" draw:transform="rotate (-1.55177223794816) translate (20.36cm 5.022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8" draw:text-style-name="P8" draw:layer="layout" svg:width="1.056cm" svg:height="0.161cm" draw:transform="rotate (-1.55473929767655) translate (20.516cm 4.597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9">
          <draw:line draw:style-name="gr29" draw:text-style-name="P11" draw:layer="layout" svg:x1="7.365cm" svg:y1="5.286cm" svg:x2="6.253cm" svg:y2="5.286cm">
            <text:p/>
          </draw:line>
          <draw:custom-shape draw:style-name="gr30" draw:text-style-name="P12" draw:layer="layout" svg:width="0.318cm" svg:height="0.259cm" draw:transform="skewX (0.0232128790515246) translate (7.209cm 5.15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1" draw:text-style-name="P13" draw:layer="layout" svg:x1="7.569cm" svg:y1="5.632cm" svg:x2="6.457cm" svg:y2="5.632cm">
            <text:p/>
          </draw:line>
          <draw:custom-shape draw:style-name="gr32" draw:text-style-name="P14" draw:layer="layout" svg:width="0.317cm" svg:height="0.26cm" draw:transform="skewX (0.0230383461263252) translate (7.413cm 5.50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3" draw:text-style-name="P15" draw:layer="layout" svg:x1="7.585cm" svg:y1="4.94cm" svg:x2="6.473cm" svg:y2="4.94cm">
            <text:p/>
          </draw:line>
          <draw:custom-shape draw:style-name="gr34" draw:text-style-name="P17" draw:layer="layout" svg:width="1.165cm" svg:height="0.952cm" draw:transform="skewX (0.0219911485751286) translate (5.734cm 4.81cm)">
            <text:p text:style-name="P16"><text:span text:style-name="T1">Demo</text:span></text:p>
            <text:p text:style-name="P16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8" draw:layer="layout" svg:width="0.318cm" svg:height="0.26cm" draw:transform="skewX (0.0191986217719376) translate (7.428cm 4.8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3d:scene draw:name="Cube-1" draw:style-name="gr36" svg:width="6.504cm" svg:height="2.026cm" svg:x="10.591cm" svg:y="6.71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7" draw:layer="layout" dr3d:transform="matrix (0.64388530133636 -0.155780773612835 0.749095500784493 -0.0224296954320816 0.974789728131921 0.221995258263132 -0.764793192625177 -0.159741467694139 0.624158662531501 0.00606442512012114cm -0.0314413387462536cm 0.0814191360591172cm)"/>
        </dr3d:scene>
        <draw:custom-shape draw:style-name="gr38" draw:layer="layout" svg:width="0.813cm" svg:height="0.494cm" svg:x="11.404cm" svg:y="6.2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ath draw:style-name="gr39" draw:text-style-name="P19" draw:layer="layout" svg:width="0.812cm" svg:height="0.123cm" svg:x="11.404cm" svg:y="6.08cm" svg:viewBox="0 0 813 124" svg:d="M0 124c0-2 0-5 1-7 0-2 1-4 1-6 1-2 2-4 3-6s2-4 3-6c2-2 3-4 5-7 2-2 4-4 6-6s4-3 6-5c3-2 5-4 8-6s5-4 8-6c4-2 7-3 10-5 4-2 7-4 10-6 4-2 8-3 12-5s8-3 12-5c5-2 9-3 13-5 5-2 9-3 14-5 5-1 10-3 15-4s10-3 15-4c5-2 11-3 16-4 5-2 11-3 17-4 5-1 11-2 16-3 6-1 12-2 18-3s12-3 18-4c6 0 13-1 19-2s13-1 19-2c7-1 13-2 20-3 6 0 13-1 20-1 6-1 13-1 20-2 6 0 13 0 20 0 7-1 14-1 20-1 7 0 14-1 21-1s14 0 21 0c6 0 13 0 20 0s14 1 21 1c6 0 13 0 20 1 7 0 14 0 20 0 7 1 14 1 20 2 7 0 14 1 20 1 7 1 13 2 20 3 6 1 13 1 19 2s13 2 19 2c6 1 12 3 18 4s12 2 18 3c5 1 11 2 16 3 6 1 12 2 17 4 5 1 11 2 16 4 5 1 10 3 15 4s10 3 15 4c5 2 9 3 14 5 4 2 8 3 13 5 4 2 8 3 12 5s8 3 12 5c3 2 6 4 10 6 3 2 6 3 10 5 3 2 5 4 8 6s5 4 8 6c2 2 4 3 6 5s4 4 6 6c2 3 3 5 5 7 1 2 2 4 3 6s2 4 3 6c0 2 1 4 1 6 1 2 1 5 1 7-68 0-136 0-203 0 0-1 0-2 0-4-1-1-1-2-2-3 0-1 0-2-1-3 0-1-1-2-1-3-1-1-2-2-3-3s-2-2-3-3-2-2-3-3-3-2-4-3-3-2-4-3-3-2-5-3c-1-1-3-1-5-2s-4-2-6-3-4-2-6-3c-2 0-4-1-7-2-2-1-4-1-6-2-3-1-5-2-8-2-2-1-4-2-7-3-3 0-5-1-8-1-3-1-6-2-9-3-2 0-5-1-8-1-3-1-6-1-9-2-3 0-6-1-9-1-3-1-6-1-10-2-3 0-6 0-9-1-3 0-7 0-10 0-3-1-7-1-10-1-3-1-7-1-10-1s-7-1-10-1-7 0-10-1c-3 0-7 0-11 0-3 0-6 0-9 0-4 0-7 0-10 0-4 0-8 0-11 0-3 1-7 1-10 1s-7 1-10 1-7 0-10 1c-3 0-7 0-10 1-3 0-7 0-10 0-3 1-6 1-9 1-4 1-7 1-10 2-3 0-6 1-9 1-3 1-6 1-9 2-3 0-6 1-8 1-3 1-6 2-9 3-3 0-5 1-8 1-3 1-5 2-7 3-3 0-5 1-8 2-2 1-4 1-6 2-3 1-5 2-7 2-2 1-4 2-6 3s-4 2-6 3-4 1-5 2c-2 1-4 2-5 3s-3 2-4 3-3 2-4 3-2 2-3 3-2 2-3 3-2 2-3 3c0 1-1 2-1 3-1 1-1 2-1 3-1 1-1 2-2 3 0 2 0 3 0 4-68 0-135 0-203 0z">
          <text:p/>
        </draw:path>
        <draw:custom-shape draw:style-name="gr38" draw:layer="layout" svg:width="0.813cm" svg:height="0.494cm" svg:x="12.624cm" svg:y="6.2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ath draw:style-name="gr39" draw:text-style-name="P19" draw:layer="layout" svg:width="0.812cm" svg:height="0.123cm" svg:x="12.624cm" svg:y="6.08cm" svg:viewBox="0 0 813 124" svg:d="M0 124c0-2 0-5 1-7 0-2 1-4 1-6 1-2 2-4 3-6s2-4 3-6c2-2 3-4 5-7 2-2 4-4 6-6s4-3 6-5c3-2 5-4 8-6s5-4 8-6c4-2 7-3 10-5 4-2 7-4 10-6 4-2 8-3 12-5s8-3 12-5c5-2 9-3 13-5 5-2 9-3 14-5 5-1 10-3 15-4s10-3 15-4c5-2 11-3 16-4 5-2 11-3 17-4 5-1 11-2 16-3 6-1 12-2 18-3s12-3 18-4c6 0 13-1 19-2s13-1 19-2c7-1 13-2 20-3 6 0 13-1 20-1 6-1 13-1 20-2 6 0 13 0 20 0 7-1 14-1 20-1 7 0 14-1 21-1s14 0 21 0c6 0 13 0 20 0s14 1 21 1c6 0 13 0 20 1 7 0 14 0 20 0 7 1 14 1 20 2 7 0 14 1 20 1 7 1 13 2 20 3 6 1 13 1 19 2s13 2 19 2c6 1 12 3 18 4s12 2 18 3c5 1 11 2 16 3 6 1 12 2 17 4 5 1 11 2 16 4 5 1 10 3 15 4s10 3 15 4c5 2 9 3 14 5 4 2 8 3 13 5 4 2 8 3 12 5s8 3 12 5c3 2 6 4 10 6 3 2 6 3 10 5 3 2 5 4 8 6s5 4 8 6c2 2 4 3 6 5s4 4 6 6c2 3 3 5 5 7 1 2 2 4 3 6s2 4 3 6c0 2 1 4 1 6 1 2 1 5 1 7-68 0-136 0-203 0 0-1 0-2 0-4-1-1-1-2-2-3 0-1 0-2-1-3 0-1-1-2-1-3-1-1-2-2-3-3s-2-2-3-3-2-2-3-3-3-2-4-3-3-2-4-3-3-2-5-3c-1-1-3-1-5-2s-4-2-6-3-4-2-6-3c-2 0-4-1-7-2-2-1-4-1-6-2-3-1-5-2-8-2-2-1-4-2-7-3-3 0-5-1-8-1-3-1-6-2-9-3-2 0-5-1-8-1-3-1-6-1-9-2-3 0-6-1-9-1-3-1-6-1-10-2-3 0-6 0-9-1-3 0-7 0-10 0-3-1-7-1-10-1-3-1-7-1-10-1s-7-1-10-1-7 0-10-1c-3 0-7 0-11 0-3 0-6 0-9 0-4 0-7 0-10 0-4 0-8 0-11 0-3 1-7 1-10 1s-7 1-10 1-7 0-10 1c-3 0-7 0-10 1-3 0-7 0-10 0-3 1-6 1-9 1-4 1-7 1-10 2-3 0-6 1-9 1-3 1-6 1-9 2-3 0-6 1-8 1-3 1-6 2-9 3-3 0-5 1-8 1-3 1-5 2-7 3-3 0-5 1-8 2-2 1-4 1-6 2-3 1-5 2-7 2-2 1-4 2-6 3s-4 2-6 3-4 1-5 2c-2 1-4 2-5 3s-3 2-4 3-3 2-4 3-2 2-3 3-2 2-3 3-2 2-3 3c0 1-1 2-1 3-1 1-1 2-1 3-1 1-1 2-2 3 0 2 0 3 0 4-68 0-135 0-203 0z">
          <text:p/>
        </draw:path>
        <draw:custom-shape draw:style-name="gr38" draw:layer="layout" svg:width="0.813cm" svg:height="0.494cm" svg:x="15.063cm" svg:y="6.22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ath draw:style-name="gr39" draw:text-style-name="P19" draw:layer="layout" svg:width="0.812cm" svg:height="0.123cm" svg:x="15.063cm" svg:y="6.08cm" svg:viewBox="0 0 813 124" svg:d="M0 124c0-2 0-5 1-7 0-2 1-4 1-6 1-2 2-4 3-6s2-4 3-6c2-2 3-4 5-7 2-2 4-4 6-6s4-3 6-5c3-2 5-4 8-6s5-4 8-6c4-2 7-3 10-5 4-2 7-4 10-6 4-2 8-3 12-5s8-3 12-5c5-2 9-3 13-5 5-2 9-3 14-5 5-1 10-3 15-4s10-3 15-4c5-2 11-3 16-4 5-2 11-3 17-4 5-1 11-2 16-3 6-1 12-2 18-3s12-3 18-4c6 0 13-1 19-2s13-1 19-2c7-1 13-2 20-3 6 0 13-1 20-1 6-1 13-1 20-2 6 0 13 0 20 0 7-1 14-1 20-1 7 0 14-1 21-1s14 0 21 0c6 0 13 0 20 0s14 1 21 1c6 0 13 0 20 1 7 0 14 0 20 0 7 1 14 1 20 2 7 0 14 1 20 1 7 1 13 2 20 3 6 1 13 1 19 2s13 2 19 2c6 1 12 3 18 4s12 2 18 3c5 1 11 2 16 3 6 1 12 2 17 4 5 1 11 2 16 4 5 1 10 3 15 4s10 3 15 4c5 2 9 3 14 5 4 2 8 3 13 5 4 2 8 3 12 5s8 3 12 5c3 2 6 4 10 6 3 2 6 3 10 5 3 2 5 4 8 6s5 4 8 6c2 2 4 3 6 5s4 4 6 6c2 3 3 5 5 7 1 2 2 4 3 6s2 4 3 6c0 2 1 4 1 6 1 2 1 5 1 7-68 0-136 0-203 0 0-1 0-2 0-4-1-1-1-2-2-3 0-1 0-2-1-3 0-1-1-2-1-3-1-1-2-2-3-3s-2-2-3-3-2-2-3-3-3-2-4-3-3-2-4-3-3-2-5-3c-1-1-3-1-5-2s-4-2-6-3-4-2-6-3c-2 0-4-1-7-2-2-1-4-1-6-2-3-1-5-2-8-2-2-1-4-2-7-3-3 0-5-1-8-1-3-1-6-2-9-3-2 0-5-1-8-1-3-1-6-1-9-2-3 0-6-1-9-1-3-1-6-1-10-2-3 0-6 0-9-1-3 0-7 0-10 0-3-1-7-1-10-1-3-1-7-1-10-1s-7-1-10-1-7 0-10-1c-3 0-7 0-11 0-3 0-6 0-9 0-4 0-7 0-10 0-4 0-8 0-11 0-3 1-7 1-10 1s-7 1-10 1-7 0-10 1c-3 0-7 0-10 1-3 0-7 0-10 0-3 1-6 1-9 1-4 1-7 1-10 2-3 0-6 1-9 1-3 1-6 1-9 2-3 0-6 1-8 1-3 1-6 2-9 3-3 0-5 1-8 1-3 1-5 2-7 3-3 0-5 1-8 2-2 1-4 1-6 2-3 1-5 2-7 2-2 1-4 2-6 3s-4 2-6 3-4 1-5 2c-2 1-4 2-5 3s-3 2-4 3-3 2-4 3-2 2-3 3-2 2-3 3-2 2-3 3c0 1-1 2-1 3-1 1-1 2-1 3-1 1-1 2-2 3 0 2 0 3 0 4-68 0-135 0-203 0z">
          <text:p/>
        </draw:path>
        <draw:custom-shape draw:style-name="gr38" draw:layer="layout" svg:width="0.813cm" svg:height="0.494cm" svg:x="15.876cm" svg:y="8.44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ath draw:style-name="gr39" draw:text-style-name="P19" draw:layer="layout" svg:width="0.812cm" svg:height="0.123cm" svg:x="15.876cm" svg:y="8.302cm" svg:viewBox="0 0 813 124" svg:d="M0 124c0-2 0-5 1-7 0-2 1-4 1-6 1-2 2-4 3-6s2-4 3-6c2-2 3-4 5-7 2-2 4-4 6-6s4-3 6-5c3-2 5-4 8-6s5-4 8-6c4-2 7-3 10-5 4-2 7-4 10-6 4-2 8-3 12-5s8-3 12-5c5-2 9-3 13-5 5-2 9-3 14-5 5-1 10-3 15-4s10-3 15-4c5-2 11-3 16-4 5-2 11-3 17-4 5-1 11-2 16-3 6-1 12-2 18-3s12-3 18-4c6 0 13-1 19-2s13-1 19-2c7-1 13-2 20-3 6 0 13-1 20-1 6-1 13-1 20-2 6 0 13 0 20 0 7-1 14-1 20-1 7 0 14-1 21-1s14 0 21 0c6 0 13 0 20 0s14 1 21 1c6 0 13 0 20 1 7 0 14 0 20 0 7 1 14 1 20 2 7 0 14 1 20 1 7 1 13 2 20 3 6 1 13 1 19 2s13 2 19 2c6 1 12 3 18 4s12 2 18 3c5 1 11 2 16 3 6 1 12 2 17 4 5 1 11 2 16 4 5 1 10 3 15 4s10 3 15 4c5 2 9 3 14 5 4 2 8 3 13 5 4 2 8 3 12 5s8 3 12 5c3 2 6 4 10 6 3 2 6 3 10 5 3 2 5 4 8 6s5 4 8 6c2 2 4 3 6 5s4 4 6 6c2 3 3 5 5 7 1 2 2 4 3 6s2 4 3 6c0 2 1 4 1 6 1 2 1 5 1 7-68 0-136 0-203 0 0-1 0-2 0-4-1-1-1-2-2-3 0-1 0-2-1-3 0-1-1-2-1-3-1-1-2-2-3-3s-2-2-3-3-2-2-3-3-3-2-4-3-3-2-4-3-3-2-5-3c-1-1-3-1-5-2s-4-2-6-3-4-2-6-3c-2 0-4-1-7-2-2-1-4-1-6-2-3-1-5-2-8-2-2-1-4-2-7-3-3 0-5-1-8-1-3-1-6-2-9-3-2 0-5-1-8-1-3-1-6-1-9-2-3 0-6-1-9-1-3-1-6-1-10-2-3 0-6 0-9-1-3 0-7 0-10 0-3-1-7-1-10-1-3-1-7-1-10-1s-7-1-10-1-7 0-10-1c-3 0-7 0-11 0-3 0-6 0-9 0-4 0-7 0-10 0-4 0-8 0-11 0-3 1-7 1-10 1s-7 1-10 1-7 0-10 1c-3 0-7 0-10 1-3 0-7 0-10 0-3 1-6 1-9 1-4 1-7 1-10 2-3 0-6 1-9 1-3 1-6 1-9 2-3 0-6 1-8 1-3 1-6 2-9 3-3 0-5 1-8 1-3 1-5 2-7 3-3 0-5 1-8 2-2 1-4 1-6 2-3 1-5 2-7 2-2 1-4 2-6 3s-4 2-6 3-4 1-5 2c-2 1-4 2-5 3s-3 2-4 3-3 2-4 3-2 2-3 3-2 2-3 3-2 2-3 3c0 1-1 2-1 3-1 1-1 2-1 3-1 1-1 2-2 3 0 2 0 3 0 4-68 0-135 0-203 0z">
          <text:p/>
        </draw:path>
        <draw:custom-shape draw:style-name="gr38" draw:layer="layout" svg:width="0.813cm" svg:height="0.494cm" svg:x="14.656cm" svg:y="8.44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ath draw:style-name="gr39" draw:text-style-name="P19" draw:layer="layout" svg:width="0.812cm" svg:height="0.123cm" svg:x="14.656cm" svg:y="8.302cm" svg:viewBox="0 0 813 124" svg:d="M0 124c0-2 0-5 1-7 0-2 1-4 1-6 1-2 2-4 3-6s2-4 3-6c2-2 3-4 5-7 2-2 4-4 6-6s4-3 6-5c3-2 5-4 8-6s5-4 8-6c4-2 7-3 10-5 4-2 7-4 10-6 4-2 8-3 12-5s8-3 12-5c5-2 9-3 13-5 5-2 9-3 14-5 5-1 10-3 15-4s10-3 15-4c5-2 11-3 16-4 5-2 11-3 17-4 5-1 11-2 16-3 6-1 12-2 18-3s12-3 18-4c6 0 13-1 19-2s13-1 19-2c7-1 13-2 20-3 6 0 13-1 20-1 6-1 13-1 20-2 6 0 13 0 20 0 7-1 14-1 20-1 7 0 14-1 21-1s14 0 21 0c6 0 13 0 20 0s14 1 21 1c6 0 13 0 20 1 7 0 14 0 20 0 7 1 14 1 20 2 7 0 14 1 20 1 7 1 13 2 20 3 6 1 13 1 19 2s13 2 19 2c6 1 12 3 18 4s12 2 18 3c5 1 11 2 16 3 6 1 12 2 17 4 5 1 11 2 16 4 5 1 10 3 15 4s10 3 15 4c5 2 9 3 14 5 4 2 8 3 13 5 4 2 8 3 12 5s8 3 12 5c3 2 6 4 10 6 3 2 6 3 10 5 3 2 5 4 8 6s5 4 8 6c2 2 4 3 6 5s4 4 6 6c2 3 3 5 5 7 1 2 2 4 3 6s2 4 3 6c0 2 1 4 1 6 1 2 1 5 1 7-68 0-136 0-203 0 0-1 0-2 0-4-1-1-1-2-2-3 0-1 0-2-1-3 0-1-1-2-1-3-1-1-2-2-3-3s-2-2-3-3-2-2-3-3-3-2-4-3-3-2-4-3-3-2-5-3c-1-1-3-1-5-2s-4-2-6-3-4-2-6-3c-2 0-4-1-7-2-2-1-4-1-6-2-3-1-5-2-8-2-2-1-4-2-7-3-3 0-5-1-8-1-3-1-6-2-9-3-2 0-5-1-8-1-3-1-6-1-9-2-3 0-6-1-9-1-3-1-6-1-10-2-3 0-6 0-9-1-3 0-7 0-10 0-3-1-7-1-10-1-3-1-7-1-10-1s-7-1-10-1-7 0-10-1c-3 0-7 0-11 0-3 0-6 0-9 0-4 0-7 0-10 0-4 0-8 0-11 0-3 1-7 1-10 1s-7 1-10 1-7 0-10 1c-3 0-7 0-10 1-3 0-7 0-10 0-3 1-6 1-9 1-4 1-7 1-10 2-3 0-6 1-9 1-3 1-6 1-9 2-3 0-6 1-8 1-3 1-6 2-9 3-3 0-5 1-8 1-3 1-5 2-7 3-3 0-5 1-8 2-2 1-4 1-6 2-3 1-5 2-7 2-2 1-4 2-6 3s-4 2-6 3-4 1-5 2c-2 1-4 2-5 3s-3 2-4 3-3 2-4 3-2 2-3 3-2 2-3 3-2 2-3 3c0 1-1 2-1 3-1 1-1 2-1 3-1 1-1 2-2 3 0 2 0 3 0 4-68 0-135 0-203 0z">
          <text:p/>
        </draw:path>
        <draw:custom-shape draw:style-name="gr38" draw:layer="layout" svg:width="0.813cm" svg:height="0.494cm" svg:x="11.811cm" svg:y="8.44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ath draw:style-name="gr39" draw:text-style-name="P19" draw:layer="layout" svg:width="0.812cm" svg:height="0.123cm" svg:x="11.811cm" svg:y="8.302cm" svg:viewBox="0 0 813 124" svg:d="M0 124c0-2 0-5 1-7 0-2 1-4 1-6 1-2 2-4 3-6s2-4 3-6c2-2 3-4 5-7 2-2 4-4 6-6s4-3 6-5c3-2 5-4 8-6s5-4 8-6c4-2 7-3 10-5 4-2 7-4 10-6 4-2 8-3 12-5s8-3 12-5c5-2 9-3 13-5 5-2 9-3 14-5 5-1 10-3 15-4s10-3 15-4c5-2 11-3 16-4 5-2 11-3 17-4 5-1 11-2 16-3 6-1 12-2 18-3s12-3 18-4c6 0 13-1 19-2s13-1 19-2c7-1 13-2 20-3 6 0 13-1 20-1 6-1 13-1 20-2 6 0 13 0 20 0 7-1 14-1 20-1 7 0 14-1 21-1s14 0 21 0c6 0 13 0 20 0s14 1 21 1c6 0 13 0 20 1 7 0 14 0 20 0 7 1 14 1 20 2 7 0 14 1 20 1 7 1 13 2 20 3 6 1 13 1 19 2s13 2 19 2c6 1 12 3 18 4s12 2 18 3c5 1 11 2 16 3 6 1 12 2 17 4 5 1 11 2 16 4 5 1 10 3 15 4s10 3 15 4c5 2 9 3 14 5 4 2 8 3 13 5 4 2 8 3 12 5s8 3 12 5c3 2 6 4 10 6 3 2 6 3 10 5 3 2 5 4 8 6s5 4 8 6c2 2 4 3 6 5s4 4 6 6c2 3 3 5 5 7 1 2 2 4 3 6s2 4 3 6c0 2 1 4 1 6 1 2 1 5 1 7-68 0-136 0-203 0 0-1 0-2 0-4-1-1-1-2-2-3 0-1 0-2-1-3 0-1-1-2-1-3-1-1-2-2-3-3s-2-2-3-3-2-2-3-3-3-2-4-3-3-2-4-3-3-2-5-3c-1-1-3-1-5-2s-4-2-6-3-4-2-6-3c-2 0-4-1-7-2-2-1-4-1-6-2-3-1-5-2-8-2-2-1-4-2-7-3-3 0-5-1-8-1-3-1-6-2-9-3-2 0-5-1-8-1-3-1-6-1-9-2-3 0-6-1-9-1-3-1-6-1-10-2-3 0-6 0-9-1-3 0-7 0-10 0-3-1-7-1-10-1-3-1-7-1-10-1s-7-1-10-1-7 0-10-1c-3 0-7 0-11 0-3 0-6 0-9 0-4 0-7 0-10 0-4 0-8 0-11 0-3 1-7 1-10 1s-7 1-10 1-7 0-10 1c-3 0-7 0-10 1-3 0-7 0-10 0-3 1-6 1-9 1-4 1-7 1-10 2-3 0-6 1-9 1-3 1-6 1-9 2-3 0-6 1-8 1-3 1-6 2-9 3-3 0-5 1-8 1-3 1-5 2-7 3-3 0-5 1-8 2-2 1-4 1-6 2-3 1-5 2-7 2-2 1-4 2-6 3s-4 2-6 3-4 1-5 2c-2 1-4 2-5 3s-3 2-4 3-3 2-4 3-2 2-3 3-2 2-3 3-2 2-3 3c0 1-1 2-1 3-1 1-1 2-1 3-1 1-1 2-2 3 0 2 0 3 0 4-68 0-135 0-203 0z">
          <text:p/>
        </draw:path>
        <draw:frame draw:style-name="gr40" draw:text-style-name="P20" draw:layer="layout" svg:width="8.13cm" svg:height="1.279cm" svg:x="9.372cm" svg:y="1.635cm">
          <draw:text-box>
            <text:p><text:a xlink:href="https://elearn.dev.ellak.gr/mod/assign/view.php?id=2858&amp;forceview=1" xlink:type="simple">Conference Room - Demo</text:a></text:p>
          </draw:text-box>
        </draw:frame>
        <draw:frame draw:style-name="gr41" draw:text-style-name="P21" draw:layer="layout" svg:width="6.097cm" svg:height="0.953cm" svg:x="3.032cm" svg:y="1.952cm">
          <draw:text-box>
            <text:p text:style-name="P19"><text:span text:style-name="T2">Entrance</text:span></text:p>
          </draw:text-box>
        </draw:frame>
        <draw:frame draw:style-name="gr42" draw:text-style-name="P21" draw:layer="layout" svg:width="6.097cm" svg:height="0.839cm" svg:x="3.274cm" svg:y="15.605cm">
          <draw:text-box>
            <text:p text:style-name="P19"><text:span text:style-name="T2">Balcony</text:span></text:p>
          </draw:text-box>
        </draw:frame>
        <draw:frame draw:style-name="gr41" draw:text-style-name="P21" draw:layer="layout" svg:width="6.097cm" svg:height="0.953cm" svg:x="2.868cm" svg:y="7.667cm">
          <draw:text-box>
            <text:p text:style-name="P19"><text:span text:style-name="T3">Presenter w/ graph</text:span></text:p>
          </draw:text-box>
        </draw:frame>
        <draw:frame draw:style-name="gr41" draw:text-style-name="P21" draw:layer="layout" svg:width="6.097cm" svg:height="0.953cm" draw:transform="rotate (1.5707963267949) translate (1.754cm 10.604cm)">
          <draw:text-box>
            <text:p text:style-name="P19"><text:span text:style-name="T4">Projector Screen</text:span></text:p>
          </draw:text-box>
        </draw:frame>
        <draw:frame draw:style-name="gr41" draw:text-style-name="P21" draw:layer="layout" svg:width="6.097cm" svg:height="0.953cm" draw:transform="rotate (-1.5707963267949) translate (20.306cm 5.022cm)">
          <draw:text-box>
            <text:p text:style-name="P19"><text:span text:style-name="T5">Laptops</text:span></text:p>
          </draw:text-box>
        </draw:frame>
        <draw:frame draw:style-name="gr41" draw:text-style-name="P21" draw:layer="layout" svg:width="6.097cm" svg:height="1.353cm" svg:x="10.998cm" svg:y="4.81cm">
          <draw:text-box>
            <text:p text:style-name="P19"><text:span text:style-name="T3">Conference room desk &amp; chai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Green_20_30_20_Degrees" draw:display-name="Green 30 Degrees" draw:style="single" draw:color="#00a933" draw:distance="0.203cm" draw:rotation="300"/>
    <draw:hatch draw:name="Green_20_60_20_Degrees" draw:display-name="Green 60 Degrees" draw:style="single" draw:color="#00a933" draw:distance="0.203cm" draw:rotation="600"/>
    <draw:fill-image draw:name="Lawn" xlink:href="Pictures/1000000000000200000001E5349F75C8.jpg" xlink:type="simple" xlink:show="embed" xlink:actuate="onLoad"/>
    <draw:opacity draw:name="Transparency_20_8" draw:display-name="Transparency 8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4:24:07.733088647</meta:creation-date>
    <dc:date>2024-12-01T15:42:12.553633612</dc:date>
    <meta:editing-duration>PT31M23S</meta:editing-duration>
    <meta:editing-cycles>6</meta:editing-cycles>
    <meta:generator>LibreOffice/24.2.6.2$Linux_X86_64 LibreOffice_project/420$Build-2</meta:generator>
    <meta:document-statistic meta:object-count="62"/>
  </office:meta>
</office:document-meta>
</file>